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2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WERTETABELLE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Phase 1</text:p>
          </table:table-cell>
          <table:table-cell table:style-name="ce2" office:value-type="string">
            <text:p>Phase 2</text:p>
          </table:table-cell>
          <table:table-cell table:style-name="ce2" office:value-type="string">
            <text:p>Phase 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Drain Speed</text:p>
          </table:table-cell>
          <table:table-cell office:value-type="float" office:value="0.04">
            <text:p>0,04</text:p>
          </table:table-cell>
          <table:table-cell office:value-type="float" office:value="0.07">
            <text:p>0,07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/>
          <table:table-cell table:style-name="ce1" office:value-type="string">
            <text:p>Walk Speed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table:style-name="ce1" office:value-type="string">
            <text:p>Jump Force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table:style-name="ce1" office:value-type="string">
            <text:p>Candy-Zuckergehalt</text:p>
          </table:table-cell>
          <table:table-cell table:number-columns-repeated="3" office:value-type="float" office:value="0.4">
            <text:p>0,4</text:p>
          </table:table-cell>
        </table:table-row>
        <table:table-row table:style-name="ro1">
          <table:table-cell/>
          <table:table-cell table:style-name="ce1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7">17.06.2018</text:date>, <text:time>11:4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1M33S</meta:editing-duration>
    <meta:editing-cycles>4</meta:editing-cycles>
    <meta:generator>OpenOffice.org/3.4.1$Win32 OpenOffice.org_project/341m1$Build-9593</meta:generator>
    <dc:date>2018-06-17T11:43:11.17</dc:date>
    <dc:creator>Victor Heckle</dc:creator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